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439">
      <style:graphic-properties draw:fill="none" draw:stroke="solid" svg:stroke-width="0.01389in" svg:stroke-color="#000000" draw:marker-end="a438" svg:stroke-opacity="100%" draw:stroke-linejoin="miter" svg:stroke-linecap="butt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7" style:parent-style-name="Graphics">
      <style:graphic-properties draw:fill="none" draw:stroke="non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U Serif" style:font-family-asian="CMU Serif" style:font-family-complex="CMU Serif" style:font-pitch="variable" style:font-pitch-asian="variable" style:font-pitch-complex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U Serif" style:font-family-asian="CMU Serif" style:font-family-complex="CMU Serif" style:font-pitch="variable" style:font-pitch-asian="variable" style:font-pitch-complex="variable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U Serif" style:font-family-asian="CMU Serif" style:font-family-complex="CMU Serif" style:font-pitch="variable" style:font-pitch-asian="variable" style:font-pitch-complex="variable" fo:font-size="0.33333in" style:font-size-asian="0.33333in" style:font-size-complex="0.3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13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U Serif" style:font-family-asian="CMU Serif" style:font-family-complex="CMU Serif" style:font-pitch="variable" style:font-pitch-asian="variable" style:font-pitch-complex="variable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17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U Serif" style:font-family-asian="CMU Serif" style:font-family-complex="CMU Serif" style:font-pitch="variable" style:font-pitch-asian="variable" style:font-pitch-complex="variable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U Serif" style:font-family-asian="CMU Serif" style:font-family-complex="CMU Serif" style:font-pitch="variable" style:font-pitch-asian="variable" style:font-pitch-complex="variable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83">
      <style:graphic-properties draw:fill="none" draw:stroke="solid" svg:stroke-width="0.02083in" svg:stroke-color="#ff0000" svg:stroke-opacity="100%" draw:stroke-linejoin="miter" svg:stroke-linecap="butt"/>
    </style:style>
    <style:style style:family="graphic" style:name="a384">
      <style:graphic-properties draw:fill="none" draw:stroke="solid" svg:stroke-width="0.02083in" svg:stroke-color="#70ad47" svg:stroke-opacity="100%" draw:stroke-linejoin="miter" svg:stroke-linecap="butt"/>
    </style:style>
    <style:style style:family="graphic" style:name="a385">
      <style:graphic-properties style:vertical-pos="middl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89">
      <style:graphic-properties style:vertical-pos="middle"/>
    </style:style>
    <style:style style:family="graphic" style:name="a441">
      <style:graphic-properties draw:fill="none" draw:stroke="solid" svg:stroke-width="0.01389in" svg:stroke-color="#000000" draw:marker-end="a440" svg:stroke-opacity="100%" draw:stroke-linejoin="miter" svg:stroke-linecap="butt"/>
    </style:style>
    <style:style style:family="graphic" style:name="a443">
      <style:graphic-properties draw:fill="none" draw:stroke="solid" svg:stroke-width="0.01389in" svg:stroke-color="#000000" draw:marker-end="a442" svg:stroke-opacity="100%" draw:stroke-linejoin="miter" svg:stroke-linecap="butt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5">
      <style:graphic-properties draw:fill="none" draw:stroke="solid" svg:stroke-width="0.01389in" svg:stroke-color="#000000" draw:marker-end="a444" svg:stroke-opacity="100%" draw:stroke-linejoin="miter" svg:stroke-linecap="butt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U Serif" style:font-family-asian="CMU Serif" style:font-family-complex="CMU Serif" style:font-pitch="variable" style:font-pitch-asian="variable" style:font-pitch-complex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U Serif" style:font-family-asian="CMU Serif" style:font-family-complex="CMU Serif" style:font-pitch="variable" style:font-pitch-asian="variable" style:font-pitch-complex="variable" fo:font-size="0.33333in" style:font-size-asian="0.33333in" style:font-size-complex="0.3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7">
      <style:graphic-properties draw:fill="none" draw:stroke="solid" svg:stroke-width="0.01389in" svg:stroke-color="#000000" draw:marker-end="a446" svg:stroke-opacity="100%" draw:stroke-linejoin="miter" svg:stroke-linecap="butt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U Serif" style:font-family-asian="CMU Serif" style:font-family-complex="CMU Serif" style:font-pitch="variable" style:font-pitch-asian="variable" style:font-pitch-complex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U Serif" style:font-family-asian="CMU Serif" style:font-family-complex="CMU Serif" style:font-pitch="variable" style:font-pitch-asian="variable" style:font-pitch-complex="variable" fo:font-size="0.33333in" style:font-size-asian="0.33333in" style:font-size-complex="0.3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21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U Serif" style:font-family-asian="CMU Serif" style:font-family-complex="CMU Serif" style:font-pitch="variable" style:font-pitch-asian="variable" style:font-pitch-complex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U Serif" style:font-family-asian="CMU Serif" style:font-family-complex="CMU Serif" style:font-pitch="variable" style:font-pitch-asian="variable" style:font-pitch-complex="variable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26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U Serif" style:font-family-asian="CMU Serif" style:font-family-complex="CMU Serif" style:font-pitch="variable" style:font-pitch-asian="variable" style:font-pitch-complex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U Serif" style:font-family-asian="CMU Serif" style:font-family-complex="CMU Serif" style:font-pitch="variable" style:font-pitch-asian="variable" style:font-pitch-complex="variable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1">
      <style:graphic-properties style:vertical-pos="middle"/>
    </style:style>
    <style:style style:family="graphic" style:name="a393">
      <style:graphic-properties style:vertical-pos="middl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5">
      <style:graphic-properties style:vertical-pos="middle"/>
    </style:style>
    <style:style style:family="graphic" style:name="a397">
      <style:graphic-properties style:vertical-pos="middl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0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370">
      <style:graphic-properties draw:fill="none" draw:stroke="solid" svg:stroke-width="0.02083in" svg:stroke-color="#ff0000" svg:stroke-opacity="100%" draw:stroke-linejoin="miter" svg:stroke-linecap="butt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U Serif" style:font-family-asian="CMU Serif" style:font-family-complex="CMU Serif" style:font-pitch="variable" style:font-pitch-asian="variable" style:font-pitch-complex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U Serif" style:font-family-asian="CMU Serif" style:font-family-complex="CMU Serif" style:font-pitch="variable" style:font-pitch-asian="variable" style:font-pitch-complex="variable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U Serif" style:font-family-asian="CMU Serif" style:font-family-complex="CMU Serif" style:font-pitch="variable" style:font-pitch-asian="variable" style:font-pitch-complex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U Serif" style:font-family-asian="CMU Serif" style:font-family-complex="CMU Serif" style:font-pitch="variable" style:font-pitch-asian="variable" style:font-pitch-complex="variable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U Serif" style:font-family-asian="CMU Serif" style:font-family-complex="CMU Serif" style:font-pitch="variable" style:font-pitch-asian="variable" style:font-pitch-complex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31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U Serif" style:font-family-asian="CMU Serif" style:font-family-complex="CMU Serif" style:font-pitch="variable" style:font-pitch-asian="variable" style:font-pitch-complex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U Serif" style:font-family-asian="CMU Serif" style:font-family-complex="CMU Serif" style:font-pitch="variable" style:font-pitch-asian="variable" style:font-pitch-complex="variable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37">
      <style:graphic-properties draw:fill="none" draw:stroke="solid" svg:stroke-width="0.01389in" svg:stroke-color="#000000" draw:marker-end="a436" svg:stroke-opacity="100%" draw:stroke-linejoin="miter" svg:stroke-linecap="butt"/>
    </style:style>
  </office:automatic-styles>
  <office:body>
    <office:presentation>
      <draw:page draw:name="Slide1" draw:style-name="a356" draw:master-page-name="Master1-Layout1-title-Titeldia" presentation:presentation-page-layout-name="Master1-PPL1" draw:id="Slide-256">
        <draw:frame draw:id="id63" draw:style-name="a357" draw:name="Picture 45" svg:x="4.1365in" svg:y="2.56328in" svg:width="3.1496in" svg:height="2.39585in" style:rel-width="scale" style:rel-height="scale">
          <draw:image xlink:href="media/image1.png" xlink:type="simple" xlink:show="embed" xlink:actuate="onLoad"/>
          <svg:title/>
          <svg:desc/>
        </draw:frame>
        <draw:g draw:name="Groep 73" draw:id="id64">
          <svg:title/>
          <svg:desc/>
          <draw:g draw:name="Groep 15" draw:id="id65">
            <svg:title/>
            <svg:desc/>
            <draw:g draw:name="Groep 8" draw:id="id99">
              <svg:title/>
              <svg:desc/>
              <draw:connector draw:type="line" svg:x1="1.36667in" svg:y1="5.3248in" svg:x2="1.36667in" svg:y2="2.1752in" draw:id="id106" draw:style-name="a445" draw:name="Rechte verbindingslijn met pijl 4">
                <svg:title/>
                <svg:desc/>
              </draw:connector>
              <draw:connector draw:type="line" svg:x1="0.8in" svg:y1="4.8752in" svg:x2="3.94961in" svg:y2="4.8752in" draw:id="id107" draw:style-name="a447" draw:name="Rechte verbindingslijn met pijl 6">
                <svg:title/>
                <svg:desc/>
              </draw:connector>
            </draw:g>
            <draw:g draw:name="Groep 9" draw:id="id100">
              <svg:title/>
              <svg:desc/>
              <draw:connector draw:type="line" svg:x1="5.65853in" svg:y1="5.3248in" svg:x2="5.65853in" svg:y2="2.1752in" draw:id="id104" draw:style-name="a441" draw:name="Rechte verbindingslijn met pijl 10">
                <svg:title/>
                <svg:desc/>
              </draw:connector>
              <draw:connector draw:type="line" svg:x1="4.43333in" svg:y1="4.8752in" svg:x2="8.24147in" svg:y2="4.8752in" draw:id="id105" draw:style-name="a443" draw:name="Rechte verbindingslijn met pijl 11">
                <svg:title/>
                <svg:desc/>
              </draw:connector>
            </draw:g>
            <draw:g draw:name="Groep 12" draw:id="id101">
              <svg:title/>
              <svg:desc/>
              <draw:connector draw:type="line" svg:x1="9.95039in" svg:y1="5.3248in" svg:x2="9.95039in" svg:y2="2.1752in" draw:id="id102" draw:style-name="a437" draw:name="Rechte verbindingslijn met pijl 13">
                <svg:title/>
                <svg:desc/>
              </draw:connector>
              <draw:connector draw:type="line" svg:x1="9.38373in" svg:y1="4.8752in" svg:x2="12.53333in" svg:y2="4.8752in" draw:id="id103" draw:style-name="a439" draw:name="Rechte verbindingslijn met pijl 14">
                <svg:title/>
                <svg:desc/>
              </draw:connector>
            </draw:g>
          </draw:g>
          <draw:frame draw:id="id66" draw:style-name="a361" draw:name="Tekstvak 16" svg:x="0.8in" svg:y="1.57778in" svg:width="3.42222in" svg:height="0.50488in">
            <draw:text-box>
              <text:p text:style-name="a360" text:class-names="" text:cond-style-name=""><text:span text:style-name="a358" text:class-names="">Linair activation</text:span><text:span text:style-name="a359" text:class-names=""/></text:p>
            </draw:text-box>
            <svg:title/>
            <svg:desc/>
          </draw:frame>
          <draw:frame draw:id="id67" draw:style-name="a365" draw:name="Tekstvak 17" svg:x="5.09186in" svg:y="1.57778in" svg:width="3.42222in" svg:height="0.50488in">
            <draw:text-box>
              <text:p text:style-name="a364" text:class-names="" text:cond-style-name=""><text:span text:style-name="a362" text:class-names="">Sigmoid activation</text:span><text:span text:style-name="a363" text:class-names=""/></text:p>
            </draw:text-box>
            <svg:title/>
            <svg:desc/>
          </draw:frame>
          <draw:frame draw:id="id68" draw:style-name="a369" draw:name="Tekstvak 18" svg:x="9.38373in" svg:y="1.57778in" svg:width="3.42222in" svg:height="0.50488in">
            <draw:text-box>
              <text:p text:style-name="a368" text:class-names="" text:cond-style-name=""><text:span text:style-name="a366" text:class-names="">ReLu activation</text:span><text:span text:style-name="a367" text:class-names=""/></text:p>
            </draw:text-box>
            <svg:title/>
            <svg:desc/>
          </draw:frame>
          <draw:g draw:name="Groep 22" draw:id="id69">
            <svg:title/>
            <svg:desc/>
            <draw:connector draw:type="line" svg:x1="1.25556in" svg:y1="2.61111in" svg:x2="1.49178in" svg:y2="2.61111in" draw:id="id97" draw:style-name="a431" draw:name="Rechte verbindingslijn 20">
              <svg:title/>
              <svg:desc/>
            </draw:connector>
            <draw:frame draw:id="id98" draw:style-name="a435" draw:name="Tekstvak 21" svg:x="0.8in" svg:y="2.40916in" svg:width="0.32993in" svg:height="0.40391in">
              <draw:text-box>
                <text:p text:style-name="a434" text:class-names="" text:cond-style-name=""><text:span text:style-name="a432" text:class-names="">1</text:span><text:span text:style-name="a433" text:class-names=""/></text:p>
              </draw:text-box>
              <svg:title/>
              <svg:desc/>
            </draw:frame>
          </draw:g>
          <draw:g draw:name="Groep 23" draw:id="id70">
            <svg:title/>
            <svg:desc/>
            <draw:connector draw:type="line" svg:x1="5.53146in" svg:y1="2.61111in" svg:x2="5.76768in" svg:y2="2.61111in" draw:id="id95" draw:style-name="a426" draw:name="Rechte verbindingslijn 24">
              <svg:title/>
              <svg:desc/>
            </draw:connector>
            <draw:frame draw:id="id96" draw:style-name="a430" draw:name="Tekstvak 25" svg:x="5.0759in" svg:y="2.40916in" svg:width="0.32993in" svg:height="0.40391in">
              <draw:text-box>
                <text:p text:style-name="a429" text:class-names="" text:cond-style-name=""><text:span text:style-name="a427" text:class-names="">1</text:span><text:span text:style-name="a428" text:class-names=""/></text:p>
              </draw:text-box>
              <svg:title/>
              <svg:desc/>
            </draw:frame>
          </draw:g>
          <draw:g draw:name="Groep 26" draw:id="id71">
            <svg:title/>
            <svg:desc/>
            <draw:connector draw:type="line" svg:x1="9.82958in" svg:y1="2.61111in" svg:x2="10.0658in" svg:y2="2.61111in" draw:id="id93" draw:style-name="a421" draw:name="Rechte verbindingslijn 27">
              <svg:title/>
              <svg:desc/>
            </draw:connector>
            <draw:frame draw:id="id94" draw:style-name="a425" draw:name="Tekstvak 28" svg:x="9.37403in" svg:y="2.40916in" svg:width="0.32993in" svg:height="0.40391in">
              <draw:text-box>
                <text:p text:style-name="a424" text:class-names="" text:cond-style-name=""><text:span text:style-name="a422" text:class-names="">1</text:span><text:span text:style-name="a423" text:class-names=""/></text:p>
              </draw:text-box>
              <svg:title/>
              <svg:desc/>
            </draw:frame>
          </draw:g>
          <draw:g draw:name="Groep 29" draw:id="id72">
            <svg:title/>
            <svg:desc/>
            <draw:connector draw:type="line" svg:x1="1.2396in" svg:y1="3.84413in" svg:x2="1.47582in" svg:y2="3.84413in" draw:id="id91" draw:style-name="a417" draw:name="Rechte verbindingslijn 30">
              <svg:title/>
              <svg:desc/>
            </draw:connector>
            <draw:frame draw:id="id92" draw:style-name="a420" draw:name="Tekstvak 31" svg:x="0.78404in" svg:y="3.64218in" svg:width="0.20202in" svg:height="0.40391in">
              <draw:text-box>
                <text:p text:style-name="a419" text:class-names="" text:cond-style-name=""><text:span text:style-name="a418" text:class-names=""/></text:p>
              </draw:text-box>
              <svg:title/>
              <svg:desc/>
            </draw:frame>
          </draw:g>
          <draw:g draw:name="Groep 32" draw:id="id73">
            <svg:title/>
            <svg:desc/>
            <draw:connector draw:type="line" svg:x1="5.53428in" svg:y1="3.84413in" svg:x2="5.7705in" svg:y2="3.84413in" draw:id="id89" draw:style-name="a413" draw:name="Rechte verbindingslijn 33">
              <svg:title/>
              <svg:desc/>
            </draw:connector>
            <draw:frame draw:id="id90" draw:style-name="a416" draw:name="Tekstvak 34" svg:x="5.07873in" svg:y="3.64218in" svg:width="0.20202in" svg:height="0.40391in">
              <draw:text-box>
                <text:p text:style-name="a415" text:class-names="" text:cond-style-name=""><text:span text:style-name="a414" text:class-names=""/></text:p>
              </draw:text-box>
              <svg:title/>
              <svg:desc/>
            </draw:frame>
          </draw:g>
          <draw:g draw:name="Groep 35" draw:id="id74">
            <svg:title/>
            <svg:desc/>
            <draw:connector draw:type="line" svg:x1="9.82615in" svg:y1="3.84413in" svg:x2="10.06237in" svg:y2="3.84413in" draw:id="id87" draw:style-name="a409" draw:name="Rechte verbindingslijn 36">
              <svg:title/>
              <svg:desc/>
            </draw:connector>
            <draw:frame draw:id="id88" draw:style-name="a412" draw:name="Tekstvak 37" svg:x="9.37059in" svg:y="3.64218in" svg:width="0.20202in" svg:height="0.40391in">
              <draw:text-box>
                <text:p text:style-name="a411" text:class-names="" text:cond-style-name=""><text:span text:style-name="a410" text:class-names=""/></text:p>
              </draw:text-box>
              <svg:title/>
              <svg:desc/>
            </draw:frame>
          </draw:g>
          <draw:connector draw:type="line" svg:x1="3.15476in" svg:y1="3.07143in" svg:x2="1.12993in" svg:y2="5.17966in" draw:id="id75" draw:style-name="a370" draw:name="Rechte verbindingslijn 39">
            <svg:title/>
            <svg:desc/>
          </draw:connector>
          <draw:frame draw:id="id76" draw:style-name="a374" draw:name="Tekstvak 43" svg:x="1.32681in" svg:y="4.89805in" svg:width="0.32993in" svg:height="0.40391in">
            <draw:text-box>
              <text:p text:style-name="a373" text:class-names="" text:cond-style-name=""><text:span text:style-name="a371" text:class-names="">0</text:span><text:span text:style-name="a372" text:class-names=""/></text:p>
            </draw:text-box>
            <svg:title/>
            <svg:desc/>
          </draw:frame>
          <draw:frame draw:id="id77" draw:style-name="a378" draw:name="Tekstvak 44" svg:x="5.65853in" svg:y="4.9209in" svg:width="0.32993in" svg:height="0.40391in">
            <draw:text-box>
              <text:p text:style-name="a377" text:class-names="" text:cond-style-name=""><text:span text:style-name="a375" text:class-names="">0</text:span><text:span text:style-name="a376" text:class-names=""/></text:p>
            </draw:text-box>
            <svg:title/>
            <svg:desc/>
          </draw:frame>
          <draw:frame draw:id="id78" draw:style-name="a382" draw:name="Tekstvak 45" svg:x="9.95816in" svg:y="4.8752in" svg:width="0.32993in" svg:height="0.40391in">
            <draw:text-box>
              <text:p text:style-name="a381" text:class-names="" text:cond-style-name=""><text:span text:style-name="a379" text:class-names="">0</text:span><text:span text:style-name="a380" text:class-names=""/></text:p>
            </draw:text-box>
            <svg:title/>
            <svg:desc/>
          </draw:frame>
          <draw:connector draw:type="line" svg:x1="9.95039in" svg:y1="4.8752in" svg:x2="12.48838in" svg:y2="2.40916in" draw:id="id79" draw:style-name="a383" draw:name="Rechte verbindingslijn 52">
            <svg:title/>
            <svg:desc/>
          </draw:connector>
          <draw:connector draw:type="line" svg:x1="9.95816in" svg:y1="4.8752in" svg:x2="8.92969in" svg:y2="4.8752in" draw:id="id80" draw:style-name="a384" draw:name="Rechte verbindingslijn 57">
            <svg:title/>
            <svg:desc/>
          </draw:connector>
          <draw:frame draw:id="id81" draw:style-name="a388" draw:name="Tekstvak 66" svg:x="3.04954in" svg:y="3.39778in" svg:width="1.0097in" svg:height="0.30293in">
            <draw:text-box>
              <text:p text:style-name="a387" text:class-names="" text:cond-style-name=""><draw:frame draw:style-name="a385" text:anchor-type="as-char" svg:x="1173.68667in" svg:y="0in" svg:width="1.01208in" svg:height="0.3in" style:rel-width="scale" style:rel-height="scale"><draw:object xlink:href="Object 1/" xlink:type="simple" xlink:show="embed" xlink:actuate="onLoad"/></draw:frame><text:span text:style-name="a386" text:class-names=""/></text:p>
            </draw:text-box>
            <svg:title/>
            <svg:desc/>
          </draw:frame>
          <draw:frame draw:id="id82" draw:style-name="a392" draw:name="Tekstvak 68" svg:x="3.56571in" svg:y="4.81388in" svg:width="0.60236in" svg:height="0.40391in">
            <draw:text-box>
              <text:p text:style-name="a391" text:class-names="" text:cond-style-name=""><draw:frame draw:style-name="a389" text:anchor-type="as-char" svg:x="1174.09507in" svg:y="0in" svg:width="0.19528in" svg:height="0.3in" style:rel-width="scale" style:rel-height="scale"><draw:object xlink:href="Object 2/" xlink:type="simple" xlink:show="embed" xlink:actuate="onLoad"/></draw:frame><text:span text:style-name="a390" text:class-names=""/></text:p>
            </draw:text-box>
            <svg:title/>
            <svg:desc/>
          </draw:frame>
          <draw:frame draw:id="id83" draw:style-name="a396" draw:name="Tekstvak 69" svg:x="7.83726in" svg:y="4.8752in" svg:width="0.60236in" svg:height="0.40391in">
            <draw:text-box>
              <text:p text:style-name="a395" text:class-names="" text:cond-style-name=""><draw:frame draw:style-name="a393" text:anchor-type="as-char" svg:x="1174.09507in" svg:y="0in" svg:width="0.19528in" svg:height="0.3in" style:rel-width="scale" style:rel-height="scale"><draw:object xlink:href="Object 3/" xlink:type="simple" xlink:show="embed" xlink:actuate="onLoad"/></draw:frame><text:span text:style-name="a394" text:class-names=""/></text:p>
            </draw:text-box>
            <svg:title/>
            <svg:desc/>
          </draw:frame>
          <draw:frame draw:id="id84" draw:style-name="a400" draw:name="Tekstvak 70" svg:x="12.28814in" svg:y="4.77575in" svg:width="0.60236in" svg:height="0.40391in">
            <draw:text-box>
              <text:p text:style-name="a399" text:class-names="" text:cond-style-name=""><draw:frame draw:style-name="a397" text:anchor-type="as-char" svg:x="1174.09507in" svg:y="0in" svg:width="0.19528in" svg:height="0.3in" style:rel-width="scale" style:rel-height="scale"><draw:object xlink:href="Object 4/" xlink:type="simple" xlink:show="embed" xlink:actuate="onLoad"/></draw:frame><text:span text:style-name="a398" text:class-names=""/></text:p>
            </draw:text-box>
            <svg:title/>
            <svg:desc/>
          </draw:frame>
          <draw:frame draw:id="id85" draw:style-name="a404" draw:name="Tekstvak 71" svg:x="10.98323in" svg:y="3.71111in" svg:width="1.96687in" svg:height="0.39472in">
            <draw:text-box>
              <text:p text:style-name="a403" text:class-names="" text:cond-style-name=""><draw:frame draw:style-name="a401" text:anchor-type="as-char" svg:x="1173.21271in" svg:y="0in" svg:width="1.96in" svg:height="0.3909in" style:rel-width="scale" style:rel-height="scale"><draw:object xlink:href="Object 5/" xlink:type="simple" xlink:show="embed" xlink:actuate="onLoad"/></draw:frame><text:span text:style-name="a402" text:class-names=""/></text:p>
            </draw:text-box>
            <svg:title/>
            <svg:desc/>
          </draw:frame>
          <draw:frame draw:id="id86" draw:style-name="a408" draw:name="Tekstvak 72" svg:x="6.14087in" svg:y="3.30052in" svg:width="1.76442in" svg:height="0.57416in">
            <draw:text-box>
              <text:p text:style-name="a407" text:class-names="" text:cond-style-name=""><draw:frame draw:style-name="a405" text:anchor-type="as-char" svg:x="1173.31292in" svg:y="0in" svg:width="1.75951in" svg:height="0.56861in" style:rel-width="scale" style:rel-height="scale"><draw:object xlink:href="Object 6/" xlink:type="simple" xlink:show="embed" xlink:actuate="onLoad"/></draw:frame><text:span text:style-name="a406" text:class-names=""/></text:p>
            </draw:text-box>
            <svg:title/>
            <svg:desc/>
          </draw:fram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436" svg:viewBox="0 0 20 30" svg:d="m10 0-10 30h20z"/>
    <draw:marker draw:name="a442" svg:viewBox="0 0 20 30" svg:d="m10 0-10 30h20z"/>
    <draw:marker draw:name="a438" svg:viewBox="0 0 20 30" svg:d="m10 0-10 30h20z"/>
    <draw:marker draw:name="a444" svg:viewBox="0 0 20 30" svg:d="m10 0-10 30h20z"/>
    <draw:marker draw:name="a446" svg:viewBox="0 0 20 30" svg:d="m10 0-10 30h20z"/>
    <draw:marker draw:name="a440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4" draw:name="Tijdelijke aanduiding voor ti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 om stijl te bewerken</text:span><text:span text:style-name="a2" text:class-names=""/></text:p>
        </draw:text-box>
        <svg:title/>
        <svg:desc/>
      </draw:frame>
      <draw:frame draw:id="id1" presentation:style-name="a21" draw:name="Tijdelijke aanduiding vo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en om de tekststijl van het model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Tijdelijke aanduiding voor datum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2/16/23</text:date></text:span></text:p>
        </draw:text-box>
        <svg:title/>
        <svg:desc/>
      </draw:frame>
      <draw:frame draw:id="id3" presentation:style-name="a28" draw:name="Tijdelijke aanduiding voor voettekst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Tijdelijke aanduiding voor dianumm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eldia" style:page-layout-name="pageLayout1" draw:style-name="a32">
      <draw:frame draw:id="id5" presentation:style-name="a36" draw:name="Titel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Klik om stijl te bewerken</text:span><text:span text:style-name="a34" text:class-names=""/></text:p>
        </draw:text-box>
        <svg:title/>
        <svg:desc/>
      </draw:frame>
      <draw:frame draw:id="id6" presentation:style-name="a40" draw:name="Ondertitel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Klikken om de ondertitelstijl van het model te bewerken</text:span><text:span text:style-name="a38" text:class-names=""/></text:p>
        </draw:text-box>
        <svg:title/>
        <svg:desc/>
      </draw:frame>
      <draw:frame draw:id="id7" presentation:style-name="a44" draw:name="Tijdelijke aanduiding voor datum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2/16/23</text:date></text:span></text:p>
        </draw:text-box>
        <svg:title/>
        <svg:desc/>
      </draw:frame>
      <draw:frame draw:id="id8" presentation:style-name="a47" draw:name="Tijdelijke aanduiding voor voettekst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Tijdelijke aanduiding voor dianumm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el-en-object" style:page-layout-name="pageLayout1" draw:style-name="a51">
      <draw:frame draw:id="id10" presentation:style-name="a55" draw:name="Titel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Klik om stijl te bewerken</text:span><text:span text:style-name="a53" text:class-names=""/></text:p>
        </draw:text-box>
        <svg:title/>
        <svg:desc/>
      </draw:frame>
      <draw:frame draw:id="id11" presentation:style-name="a72" draw:name="Tijdelijke aanduiding voor inhoud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Klikken om de tekststijl van het model te bewerken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Tweede niveau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Derde niveau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Vijfde niveau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Tijdelijke aanduiding voor datum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2/16/23</text:date></text:span></text:p>
        </draw:text-box>
        <svg:title/>
        <svg:desc/>
      </draw:frame>
      <draw:frame draw:id="id13" presentation:style-name="a79" draw:name="Tijdelijke aanduiding voor voettekst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Tijdelijke aanduiding voor dianumm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ekop" style:page-layout-name="pageLayout1" draw:style-name="a83">
      <draw:frame draw:id="id15" presentation:style-name="a87" draw:name="Titel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Klik om stijl te bewerken</text:span><text:span text:style-name="a85" text:class-names=""/></text:p>
        </draw:text-box>
        <svg:title/>
        <svg:desc/>
      </draw:frame>
      <draw:frame draw:id="id16" presentation:style-name="a91" draw:name="Tijdelijke aanduiding voor tekst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Klikken om de tekststijl van het model te bewerken</text:span></text:p>
            </text:list-item>
          </text:list>
        </draw:text-box>
        <svg:title/>
        <svg:desc/>
      </draw:frame>
      <draw:frame draw:id="id17" presentation:style-name="a95" draw:name="Tijdelijke aanduiding voor datum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2/16/23</text:date></text:span></text:p>
        </draw:text-box>
        <svg:title/>
        <svg:desc/>
      </draw:frame>
      <draw:frame draw:id="id18" presentation:style-name="a98" draw:name="Tijdelijke aanduiding voor voettekst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Tijdelijke aanduiding voor dianumm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Inhoud-van-twee" style:page-layout-name="pageLayout1" draw:style-name="a102">
      <draw:frame draw:id="id20" presentation:style-name="a106" draw:name="Titel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Klik om stijl te bewerken</text:span><text:span text:style-name="a104" text:class-names=""/></text:p>
        </draw:text-box>
        <svg:title/>
        <svg:desc/>
      </draw:frame>
      <draw:frame draw:id="id21" presentation:style-name="a123" draw:name="Tijdelijke aanduiding voor inhoud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Klikken om de tekststijl van het model te bewerke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Tweede niveau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Vijfde niveau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Tijdelijke aanduiding voor inhoud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Klikken om de tekststijl van het model te bewerken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Tweede niveau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Vijfde niveau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Tijdelijke aanduiding voor datum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2/16/23</text:date></text:span></text:p>
        </draw:text-box>
        <svg:title/>
        <svg:desc/>
      </draw:frame>
      <draw:frame draw:id="id24" presentation:style-name="a147" draw:name="Tijdelijke aanduiding voor voettekst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Tijdelijke aanduiding voor dianumm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elijking" style:page-layout-name="pageLayout1" draw:style-name="a151">
      <draw:frame draw:id="id26" presentation:style-name="a155" draw:name="Titel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Klik om stijl te bewerken</text:span><text:span text:style-name="a153" text:class-names=""/></text:p>
        </draw:text-box>
        <svg:title/>
        <svg:desc/>
      </draw:frame>
      <draw:frame draw:id="id27" presentation:style-name="a159" draw:name="Tijdelijke aanduiding voor tekst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Klikken om de tekststijl van het model te bewerken</text:span></text:p>
            </text:list-item>
          </text:list>
        </draw:text-box>
        <svg:title/>
        <svg:desc/>
      </draw:frame>
      <draw:frame draw:id="id28" presentation:style-name="a176" draw:name="Tijdelijke aanduiding voor inhoud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Klikken om de tekststijl van het model te bewerken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Tweede niveau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Vijfde niveau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ijdelijke aanduiding voor tekst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Klikken om de tekststijl van het model te bewerken</text:span></text:p>
            </text:list-item>
          </text:list>
        </draw:text-box>
        <svg:title/>
        <svg:desc/>
      </draw:frame>
      <draw:frame draw:id="id30" presentation:style-name="a197" draw:name="Tijdelijke aanduiding voor inhoud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Klikken om de tekststijl van het model te bewerken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Tweede niveau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Derde niveau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Vijfde niveau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Tijdelijke aanduiding voor datum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2/16/23</text:date></text:span></text:p>
        </draw:text-box>
        <svg:title/>
        <svg:desc/>
      </draw:frame>
      <draw:frame draw:id="id32" presentation:style-name="a204" draw:name="Tijdelijke aanduiding voor voettekst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Tijdelijke aanduiding voor dianumm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Alleen-titel" style:page-layout-name="pageLayout1" draw:style-name="a208">
      <draw:frame draw:id="id34" presentation:style-name="a212" draw:name="Titel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Klik om stijl te bewerken</text:span><text:span text:style-name="a210" text:class-names=""/></text:p>
        </draw:text-box>
        <svg:title/>
        <svg:desc/>
      </draw:frame>
      <draw:frame draw:id="id35" presentation:style-name="a216" draw:name="Tijdelijke aanduiding voor datum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2/16/23</text:date></text:span></text:p>
        </draw:text-box>
        <svg:title/>
        <svg:desc/>
      </draw:frame>
      <draw:frame draw:id="id36" presentation:style-name="a219" draw:name="Tijdelijke aanduiding voor voettekst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Tijdelijke aanduiding voor dianumm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Leeg" style:page-layout-name="pageLayout1" draw:style-name="a223">
      <draw:frame draw:id="id38" presentation:style-name="a227" draw:name="Tijdelijke aanduiding voor datum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2/16/23</text:date></text:span></text:p>
        </draw:text-box>
        <svg:title/>
        <svg:desc/>
      </draw:frame>
      <draw:frame draw:id="id39" presentation:style-name="a230" draw:name="Tijdelijke aanduiding voor voettekst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Tijdelijke aanduiding voor dianumm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234">
      <draw:frame draw:id="id41" presentation:style-name="a238" draw:name="Titel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Klik om stijl te bewerken</text:span><text:span text:style-name="a236" text:class-names=""/></text:p>
        </draw:text-box>
        <svg:title/>
        <svg:desc/>
      </draw:frame>
      <draw:frame draw:id="id42" presentation:style-name="a255" draw:name="Tijdelijke aanduiding voor inhoud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Klikken om de tekststijl van het model te bewerk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Tweed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Vijfd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ijdelijke aanduiding voor tekst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Klikken om de tekststijl van het model te bewerken</text:span></text:p>
            </text:list-item>
          </text:list>
        </draw:text-box>
        <svg:title/>
        <svg:desc/>
      </draw:frame>
      <draw:frame draw:id="id44" presentation:style-name="a263" draw:name="Tijdelijke aanduiding voor datum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2/16/23</text:date></text:span></text:p>
        </draw:text-box>
        <svg:title/>
        <svg:desc/>
      </draw:frame>
      <draw:frame draw:id="id45" presentation:style-name="a266" draw:name="Tijdelijke aanduiding voor voettekst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Tijdelijke aanduiding voor dianumm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Afbeelding-met-bijschrift" style:page-layout-name="pageLayout1" draw:style-name="a270">
      <draw:frame draw:id="id47" presentation:style-name="a274" draw:name="Titel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Klik om stijl te bewerken</text:span><text:span text:style-name="a272" text:class-names=""/></text:p>
        </draw:text-box>
        <svg:title/>
        <svg:desc/>
      </draw:frame>
      <draw:frame draw:id="id48" presentation:style-name="a277" draw:name="Tijdelijke aanduiding voor afbeelding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ijdelijke aanduiding voor tekst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285" draw:name="Tijdelijke aanduiding voor datum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2/16/23</text:date></text:span></text:p>
        </draw:text-box>
        <svg:title/>
        <svg:desc/>
      </draw:frame>
      <draw:frame draw:id="id51" presentation:style-name="a288" draw:name="Tijdelijke aanduiding voor voettekst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Tijdelijke aanduiding voor dianumm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el-en-verticale-tekst" style:page-layout-name="pageLayout1" draw:style-name="a292">
      <draw:frame draw:id="id53" presentation:style-name="a296" draw:name="Titel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Klik om stijl te bewerken</text:span><text:span text:style-name="a294" text:class-names=""/></text:p>
        </draw:text-box>
        <svg:title/>
        <svg:desc/>
      </draw:frame>
      <draw:frame draw:id="id54" presentation:style-name="a313" draw:name="Tijdelijke aanduiding voor verticale tekst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Klikken om de tekststijl van het model te bewerken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Tweede niveau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Vijfde niveau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Tijdelijke aanduiding voor datum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2/16/23</text:date></text:span></text:p>
        </draw:text-box>
        <svg:title/>
        <svg:desc/>
      </draw:frame>
      <draw:frame draw:id="id56" presentation:style-name="a320" draw:name="Tijdelijke aanduiding voor voettekst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Tijdelijke aanduiding voor dianumm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e-titel-en-tekst" style:page-layout-name="pageLayout1" draw:style-name="a324">
      <draw:frame draw:id="id58" presentation:style-name="a328" draw:name="Verticale titel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Klik om stijl te bewerken</text:span><text:span text:style-name="a326" text:class-names=""/></text:p>
        </draw:text-box>
        <svg:title/>
        <svg:desc/>
      </draw:frame>
      <draw:frame draw:id="id59" presentation:style-name="a345" draw:name="Tijdelijke aanduiding voor verticale tekst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Klikken om de tekststijl van het model te bewerken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Tweede niveau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Derde niveau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Vijfde niveau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Tijdelijke aanduiding voor datum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2/16/23</text:date></text:span></text:p>
        </draw:text-box>
        <svg:title/>
        <svg:desc/>
      </draw:frame>
      <draw:frame draw:id="id61" presentation:style-name="a352" draw:name="Tijdelijke aanduiding voor voettekst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Tijdelijke aanduiding voor dianumm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esentatie</dc:title>
    <meta:initial-creator>Joerie Aerts</meta:initial-creator>
    <dc:creator>jeffee jeffee</dc:creator>
    <meta:creation-date>2023-11-26T18:53:09Z</meta:creation-date>
    <dc:date>2023-12-16T21:14:13Z</dc:date>
    <meta:editing-cycles>1</meta:editing-cycles>
    <meta:editing-duration>PT15581S</meta:editing-duration>
    <meta:document-statistic meta:paragraph-count="15" meta:word-count="27"/>
  </office:meta>
</office:document-meta>
</file>

<file path=Object 1/content.xml><?xml version="1.0" encoding="utf-8"?>
<mml:math xmlns:mml="http://www.w3.org/1998/Math/MathML" display="block">
  <mml:mi>g</mml:mi>
  <mml:mfenced>
    <mml:mi>z</mml:mi>
  </mml:mfenced>
  <mml:mo>=</mml:mo>
  <mml:mi>z</mml:mi>
</mml:math>
</file>

<file path=Object 2/content.xml><?xml version="1.0" encoding="utf-8"?>
<mml:math xmlns:mml="http://www.w3.org/1998/Math/MathML" display="block">
  <mml:mi>z</mml:mi>
</mml:math>
</file>

<file path=Object 3/content.xml><?xml version="1.0" encoding="utf-8"?>
<mml:math xmlns:mml="http://www.w3.org/1998/Math/MathML" display="block">
  <mml:mi>z</mml:mi>
</mml:math>
</file>

<file path=Object 4/content.xml><?xml version="1.0" encoding="utf-8"?>
<mml:math xmlns:mml="http://www.w3.org/1998/Math/MathML" display="block">
  <mml:mi>z</mml:mi>
</mml:math>
</file>

<file path=Object 5/content.xml><?xml version="1.0" encoding="utf-8"?>
<mml:math xmlns:mml="http://www.w3.org/1998/Math/MathML" display="block">
  <mml:mi>g</mml:mi>
  <mml:mfenced>
    <mml:mi>z</mml:mi>
  </mml:mfenced>
  <mml:mo>=</mml:mo>
  <mml:mo> </mml:mo>
  <mml:mrow>
    <mml:mrow>
      <mml:munder>
        <mml:mrow>
          <mml:mi>max</mml:mi>
        </mml:mrow>
        <mml:mi>z</mml:mi>
      </mml:munder>
    </mml:mrow>
    <mml:mo>⁡</mml:mo>
    <mml:mrow>
      <mml:mo fence="false">(</mml:mo>
      <mml:mn>0</mml:mn>
      <mml:mo>,</mml:mo>
      <mml:mo> </mml:mo>
      <mml:mi>z</mml:mi>
      <mml:mo fence="false">)</mml:mo>
    </mml:mrow>
  </mml:mrow>
</mml:math>
</file>

<file path=Object 6/content.xml><?xml version="1.0" encoding="utf-8"?>
<mml:math xmlns:mml="http://www.w3.org/1998/Math/MathML" display="block">
  <mml:mi>g</mml:mi>
  <mml:mfenced>
    <mml:mi>z</mml:mi>
  </mml:mfenced>
  <mml:mo>=</mml:mo>
  <mml:mfrac>
    <mml:mn>1</mml:mn>
    <mml:mrow>
      <mml:mn>1</mml:mn>
      <mml:mo>+</mml:mo>
      <mml:mo> </mml:mo>
      <mml:msup>
        <mml:mi>e</mml:mi>
        <mml:mrow>
          <mml:mo>−</mml:mo>
          <mml:mi>z</mml:mi>
        </mml:mrow>
      </mml:msup>
    </mml:mrow>
  </mml:mfrac>
</mml:math>
</file>